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7791F14142C00222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cm" fo:min-width="8.9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127cm" fo:min-width="14.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4.67cm" svg:height="16.026cm" svg:x="0cm" svg:y="0cm">
          <draw:image xlink:href="Pictures/10000000000005550000027791F14142C00222F8.png" xlink:type="simple" xlink:show="embed" xlink:actuate="onLoad" loext:mime-type="image/png">
            <text:p/>
          </draw:image>
        </draw:frame>
        <draw:custom-shape draw:style-name="gr2" draw:text-style-name="P3" draw:layer="layout" svg:width="8.9cm" svg:height="0.9cm" svg:x="5.1cm" svg:y="14.9cm">
          <text:p text:style-name="P2">XY Stereo configur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2cm" svg:height="1.127cm" svg:x="20.2cm" svg:y="14.9cm">
          <text:p text:style-name="P2">Direct injection to the mix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34.671cm" fo:page-height="16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16:21:38.980313777</dc:date>
    <meta:editing-duration>PT2M5S</meta:editing-duration>
    <meta:editing-cycles>1</meta:editing-cycles>
    <meta:document-statistic meta:object-count="3"/>
    <meta:generator>LibreOffice/6.4.7.2$Linux_X86_64 LibreOffice_project/40$Build-2</meta:generator>
  </office:meta>
</office:document-meta>
</file>